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</style:style>
    <style:style style:name="P2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Section</text:h>
      <text:p text:style-name="Text_20_body">A line.</text:p>
      <text:section text:style-name="Sect1" text:name="Section1">
        <text:p text:style-name="P1">Text in the section named “Section 1”</text:p>
      </text:section>
      <text:p text:style-name="Standard"/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8:24</dc:date>
    <dc:creator>Vincent Spiewak</dc:creator>
    <meta:editing-duration>PT00H03M58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2" meta:paragraph-count="6" meta:word-count="20" meta:character-count="94"/>
  </office:meta>
</office:document-meta>
</file>